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37"/>
    <style:style style:name="ce4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/>
    <style:style style:name="ce6" style:family="table-cell" style:parent-style-name="Default" style:data-style-name="N99"/>
    <style:style style:name="ce7" style:family="table-cell" style:parent-style-name="Default" style:data-style-name="N40"/>
    <style:style style:name="ce8" style:family="table-cell" style:parent-style-name="Default" style:data-style-name="N70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9"/>
        <table:table-row table:style-name="ro1">
          <table:table-cell office:value-type="string">
            <text:p>Value</text:p>
          </table:table-cell>
          <table:table-cell table:style-name="Default" office:value-type="string">
            <text:p>Typ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umber</text:p>
          </table:table-cell>
        </table:table-row>
        <table:table-row table:style-name="ro1">
          <table:table-cell table:style-name="ce1" office:value-type="percentage" office:value="0.23">
            <text:p>23.00%</text:p>
          </table:table-cell>
          <table:table-cell office:value-type="string">
            <text:p>percentage</text:p>
          </table:table-cell>
        </table:table-row>
        <table:table-row table:style-name="ro1">
          <table:table-cell table:style-name="ce2" office:value-type="currency" office:currency="USD" office:value="23">
            <text:p>$23.00</text:p>
          </table:table-cell>
          <table:table-cell office:value-type="string">
            <text:p>currency</text:p>
          </table:table-cell>
        </table:table-row>
        <table:table-row table:style-name="ro1">
          <table:table-cell table:style-name="ce3" office:value-type="date" office:date-value="2011-12-23">
            <text:p>12/23/11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4" office:value-type="float" office:value="23">
            <text:p>2.30E+001</text:p>
          </table:table-cell>
          <table:table-cell office:value-type="string">
            <text:p>scientific</text:p>
          </table:table-cell>
        </table:table-row>
        <table:table-row table:style-name="ro1">
          <table:table-cell table:style-name="ce5" office:value-type="float" office:value="23">
            <text:p>23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6" office:value-type="boolean" office:boolean-value="23">
            <text:p>TRUE</text:p>
          </table:table-cell>
          <table:table-cell office:value-type="string">
            <text:p>boolean</text:p>
          </table:table-cell>
        </table:table-row>
        <table:table-row table:style-name="ro1">
          <table:table-cell table:style-name="ce7" office:value-type="time" office:time-value="PT23H01M02S">
            <text:p>23:01</text:p>
          </table:table-cell>
          <table:table-cell office:value-type="string">
            <text:p>time</text:p>
          </table:table-cell>
        </table:table-row>
        <table:table-row table:style-name="ro1">
          <table:table-cell table:style-name="ce8" office:value-type="float" office:value="23.125">
            <text:p>23 1/8</text:p>
          </table:table-cell>
          <table:table-cell office:value-type="string">
            <text:p>fract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1">03/01/2011</text:date>, <text:time>16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borah Nolan</meta:initial-creator>
    <meta:creation-date>2011-03-01T09:47:11</meta:creation-date>
    <dc:date>2011-03-01T16:55:21</dc:date>
    <dc:creator>Deborah Nolan</dc:creator>
    <meta:editing-duration>PT7H8M10S</meta:editing-duration>
    <meta:editing-cycles>5</meta:editing-cycles>
    <meta:generator>OpenOffice.org/3.3$Unix OpenOffice.org_project/330m20$Build-9567</meta:generator>
    <meta:document-statistic meta:table-count="3" meta:cell-count="20" meta:object-count="0"/>
  </office:meta>
</office:document-meta>
</file>